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NEUROINFORMATIQUE interface homme-machine</text:p>
      <text:p text:style-name="Standard"/>
      <text:p text:style-name="Standard">Elon a Musk a lancé une entreprise dont la vocation est de relier le cerveau humain à un ordinateur, a révélé le Wall Street Journal lundi.  Des sources internes ont confié au quotidien américain que la société, appelée Neuralink, cherchait à développer une technologie de "dentelle neuronale" qui permettrait aux gens de communiquer directement avec les machines sans passer par une interface physique. Neuralink a été enregistrée comme société de recherche médicale en Californie en juillet. La dentelle neuronale implique d'implanter des électrodes dans le cerveau pour permettre aux utilisateurs de télécharger leurs pensées sur ou depuis un ordinateur, précise l'enquête. Le produit Elon a Musk a lancé une entreprise dont la vocation est de relier le cerveau humain à un ordinateur, a révélé le Wall Street Journal lundi.  Des sources internes ont confié au quotidien américain que la société, appelée Neuralink, cherchait à développer une technologie de "dentelle neuronale" qui permettrait aux gens de communiquer directement avec les machines sans passer par une interface physique. Neuralink a été enregistrée comme société de recherche médicale en Californie en juillet. La dentelle neuronale implique d'implanter des électrodes dans le cerveau pour permettre aux utilisateurs de télécharger leurs pensées sur ou depuis un ordinateur, précise l'enquête. Le produit pourrait aider les humains à atteindre des niveaux de fonction cognitive plus élevés. Tesla n'a pas souhaité commenter les informations du Wall Street Journal. Elon Musk a, dans le passé, exprimé de l'intérêt pour la technologie de dentelle neuronale. Il a décrit un produit potentiel à la Code Conference de Vox Media en 2016, soulignant que cela permettrait aux humains d'être davantage en symbiose avec les machines. Il dit que la dentelle neuronale pourrait empêcher une personne de devenir "l'animal domestique" d'une intelligence artificielle. "La solution qui semble la meilleure serait sans doute d'avoir une couche d'intelligence artificielle", a indiqué Elon Musk lors de cette conférence. "Une troisième couche numérique qui fonctionnerait en symbiose."Sur Twitter, en janvier, Elon Musk a indiqué qu'il préparait une annonce sur la dentelle neuronale.  Facebook a aussi exploré des technologies similaires à travers Building 8, son discret département dédié au hardware. Ce service travaille sur une interface cerveau-ordinateur non invasive qui permettrait aux personnes de communiquer avec des terminaux externes.  Elon Musk s'est aussi attaché à mettre en place des normes pour l'intelligence artificielle à travers son association, OpenAI, qu'il a fondée avec Sam Altman, de Y Combinator, en 2015. La mission d'OpenAI est de faire "progresser l'intelligence numérique de manière à profiter le plus à l'humanité dans son ensemble." <text:s/>Mais les premiers produits de Neuralink pourraient consister à placer des implants pour traiter l'épilepsie ou la dépression, indique le Wall Street Journal. Des chercheurs de University of California et de l'université Duke sont aussi en train de développer des technologies d'interface cerveau-ordinateur qui permettraient aux paraplégiques de marcher de nouveau. <text:s/>Exactement comme Neo apprend le kung-fu dans Matrix, par exemple... Des chercheurs ont découvert qu'une stimulation cérébrale très précise pouvait avoir le même effet. C’est à une équipe de scientifiques du HRL Laboratories que l’on doit cette trouvaille fantastique. Il s’avère qu’une stimulation transcrânienne à courant directe dans la tête de pilote débutants permet tout à fait de leur apprendre à piloter. Ceux-ci s’en sortent immédiatement très bien dans un simulateur de vol. Et selon le Docteur Matthew Phillips, “à mesure que nous découvrirons comment optimiser, personnaliser et adapter les protocoles de stimulation cérébrale, nous devrions voir ces technologies s’imposer dans les environnements d’apprentissage et autres salles de classe.“ Le laboratoire HRL, qui appartient à The Boeing Company et General Motors, travaille sur des capteurs et autres matériaux. Cette technologie, bien qu’encore très avant-gardiste, pourrait effectivement permettre d’apprendre à piloter toute sorte d’engins extrêmement facilement</text:p>
      <text:p text:style-name="Standard"/>
      <text:p text:style-name="Standard"/>
      <text:p text:style-name="Standard">ETRE RECONNU GRACE AU SCEAU DE LA PROPHETIE</text:p>
      <text:p text:style-name="Standard"/>
      <text:p text:style-name="Standard">MACHINE PROPHETIQUE : ALAT AL-NOUBOUWA <text:s/>?</text:p>
      <text:p text:style-name="Standard"/>
      <text:p text:style-name="Standard"><text:soft-page-break/>...je vois qu'il y a avec lui la machine prophétique... </text:p>
      <text:p text:style-name="Standard"/>
      <text:p text:style-name="Standard">AS-SIRA AL-HALABIYYA, c'est la  biographie de AL-AMIN AL-MA'MOUN, réalisé par Nour Ad-Din Ali ben Ibrahim Al-Halabi (D.1044 H). Dans la Sira el Halabiya, dans son dernier volume, le tome 3/3, à la page 350 il y a un récit qui raconte qu'un compagnon répondant au nom de Haatib ibn Balta'ah al Lakhmy qui a été envoyé en Egypte vers Moqawqas (gouverneur de cette province romaine). Il est rapporté également à cette occasion une parole venant de Jésus (as), il annonçait la venue de notre saint prophète (sas). Il disait "il ne vient pas en tant que magicien égaré ni en tant que devin menteur. Mais je vois qu'il y a avec lui la machine prophétique (alatu-nubuwwa) pour sortir les chose cachées etc...." .</text:p>
      <text:p text:style-name="Standard"/>
      <text:p text:style-name="Standard"/>
      <text:p text:style-name="Standard"/>
      <text:p text:style-name="Standard">L'apparence du sceau</text:p>
      <text:p text:style-name="Standard"/>
      <text:p text:style-name="Standard">Sahih Al Boukhari - TOME I - TITRE IV - DES ABLUTIONS - CHAPITRE XL - 3. Es-Sâïb-ben-Yezîd a dit : "Ma tante maternelle m'avait emmené chez le Prophète. "Ô Envoyé de Dieu, lui dit-elle, voici le fils de ma soeur qui a la plante des pieds endolorie." Le Prophète me passa la main sur la tête et appela sur moi les bénédictions du Ciel. Ensuite il fit ses ablutions et je bus le reste de l'eau (dont il s'était servi). Puis je me tins debout derrière lui et j'aperçus le sceau de la prophétie entre ses omoplates ; ce sceau ressemblait au bouton d'une tapisserie.</text:p>
      <text:p text:style-name="Standard"/>
      <text:p text:style-name="Standard"/>
      <text:p text:style-name="Standard">Une technologie neuroinformatique intrusive située aux environs de la première thoracique ou vertèbre dorsale D1, ayant une probable fonction technique dans la transmission du Coran par un autre hominidé appelé ange Gabriel, ainsi qu’une autre fonction technique conférant la capacité de voir par le dos. Cette probable technologie est décrite dans diverses sources en étant comparée à ; un bouton de tapisserie, un œuf de perdrix, un anneau d’or, à une trace de ventouse (hijama), à une loupe.</text:p>
      <text:p text:style-name="Standard"/>
      <text:p text:style-name="Standard"/>
      <text:p text:style-name="Standard">Sahih Bukhari - Section Les invocations - Page 614 - R. 31-6352 :  Al-Ja’d ben ‘Abd-ur-Rahman dit : J’ai entendu as-Sa’ib ben Yazid dire : « Une fois ma tante maternelle m’emmena chez le Messager de Dieu PSL et dit : « O Messager de Dieu ! le fils de ma sœur a mal… » Sur ce, le Prophète PSL m’essuya la tête et pria [Dieu] de m’accorder la bénédiction. Il fit ensuite des ablutions mineures et moi de boire de l’eau qui restait dans son vase ; après quoi, je me mis debout derrière lui et je pus voir le sceau de la prophétie entre ses deux épaules ; il ressemblait à un bouton d’ornement. »</text:p>
      <text:p text:style-name="Standard"/>
      <text:p text:style-name="Standard">As-Sâ'ib ibn Yazîd (qu'Allah soit satisfait de lui) a dit: Ma tante maternelle m'emmena chez le Prophète (pbAsl). - "O Envoyé d'Allah!, lui dit-elle, voici le fils de ma sœur; il est malade". Le Prophète passa sa main sur ma tête et appela sur moi les bénédictions du Ciel. Ensuite, il fit ses ablutions; je bus de l'eau restante de ses ablutions et me tins debout derrière lui. Entre ses deux épaules, je vis le sceau de la prophétie qui ressemblait à l’œuf de la perdrix. Sahîh de Muslim</text:p>
      <text:p text:style-name="Standard"/>
      <text:p text:style-name="Standard">`A'icha, l'épouse du Prophète, (qu'Allah soit satisfait d'elle) a dit: La Révélation se présenta d'abord au Prophète (pbAsl) sous forme de visions pieuses qu'il voyait pendant son sommeil. Toutes lui parurent avec une très vive clarté. Puis, (...)Cela dura jusqu'à ce que la Vérité lui fut enfin révélée dans la caverne de Hirâ'. L'archange y vint alors lui dire: "Lis!". - "Je ne suis point de ceux qui lisent", répondit-il. Le Prophète raconta cet événement en ces termes: L'archange me saisit aussitôt, me pressa contre lui au point de me faire perdre toute force, puis me lâcha enfin en répétant: "Lis!". - "Je ne suis point de ceux qui lisent", répliquai-je encore. Cette scène se répéta à deux autres reprises. A la troisième fois, l'archange me dit: Lis, au nom de ton Seigneur qui a créé, qui a créé <text:soft-page-break/>l'homme d'une adhérence. (...) Extraits d’un hadith du sahih Muslim.</text:p>
      <text:p text:style-name="Standard"/>
      <text:p text:style-name="Standard">Chronique de Abou-Dja’far Mo’hammad ibn djarir ibn yazîd Tabarî, Histoire des envoyés de Dieu et des rois – traduite sur la version persane de Abou-‘Ali Mohammad Bel’Ami, d’après les manuscrits de Paris, Gotha, Londres et Canterbury par M.HERMANN ZOTENBERG- Nouvelle édition revue et corrigée par MOHAMAD HAMADE – Editions Al-Bustane – Paris 2002 - Histoire du moine Ba’hira TOME DEUXIEME page 412-413.  </text:p>
      <text:p text:style-name="Standard"/>
      <text:p text:style-name="Standard"/>
      <text:p text:style-name="Standard"/>
      <text:p text:style-name="Standard"/>
      <text:p text:style-name="Standard">46. Histoire du moine Ba’hira : Or ils arrivèrent près de Bostra, qui est la première ville du territoire de Syrie[01] . Il y a aux portes de la ville un couvent où résidait un moine nommé Bahira[02] , qui avait lu les anciens écrits et y avait trouvé la description du prophète. Il y avait près de là une station où s'arrêtaient toutes les caravanes qui y passaient. La caravane d' Abu-Talib y arriva pendant la nuit. Quand le jour fut venu, laissant brouter les chameaux, les gens se mirent à dormir. Mohammed était assis et gardait leurs effets. Lorsque le soleil devint plus chaud, un nuage ayant la forme d'un grand bouclier vint ombrager la tête du prophète. Voyant cela, le moine ouvrit la porte du couvent et en sortit ; les gens de la caravane se réveillèrent. Bahira prit Mohammed sur son cœur et l'interrogea sur sa position, sur son père, sa mère et son grand-père. Mohammed lui raconta tout, ainsi que l'histoire des anges qui lui avaient ouvert le corps, exactement comme cela s'était passé. Bahira lui demanda ce qu'il voyait la nuit en songe, et Mohammed le lui dit. Tout cela s'accordait avec ce que Bahira avait trouvé dans les livres. Ensuite il regarda entre ses deux épaules et y aperçut le sceau de la prophétie. Alors il dit à Abu-Talib: (…)</text:p>
      <text:p text:style-name="Standard"/>
      <text:p text:style-name="Standard">Dans l’abrégé de la « Sîrat Al Rasûl » rédigé par Ibn Hishâm et publié aux éditions Al Bouraq après avoir été traduite intégralement par Abdurrahmane Badawî, à partir de la source la plus ancienne qui ait été écrite sur la vie du Prophète Muhammad (sas) c’est-à-dire, le texte original de Ibn ’Ishâq, (l’an 55 h, à al-Madînah). Le texte original écrit par Ibn ’Ishâq est hélas perdu.-  Conduite de l'envoyé d'Allah 115 ; - La troupe vint à camper à Bostra en Syrie. Il y avait là un moine dans sa cellule du nom de Bahira, fort versé dans le savoir des Chrétiens. De temps immémorial, il y avait eu là dans une cellule un moine versé dans leur savoir tiré d'un livre qui était là; quand un moine devenait vieux, il le passait à un autre. Ainsi, ils campèrent près de Bahira, cette année-là. Bien dAutres fois auparavant, ils étaient passés là, et le moine ne leur avait pas parlé et ne s'était même pas montré.</text:p>
      <text:p text:style-name="Standard"/>
      <text:p text:style-name="Standard"/>
      <text:p text:style-name="Standard"/>
      <text:p text:style-name="Standard">Mais cette fois, quand ils campèrent près de sa cellule, le moine leur prépara une abondante nourriture à cause de quelque chose qu'il avait vu dans sa cellule; alors qu'il s'y tenait, continue l'histoire, il avait vu le messager d'Allah au milieu de la troupe qui approchait et il avait vu un nuage blanc le couvrir de son ombre tout seul au milieu des autres; alors ils arrivèrent et se mirent à l'ombre d'un arbre; le moine vit alors le nuage couvrir l'arbre et les branches se courber sur le messager d'Allah si bien qu'elles lui firent un abri. Ayant vu cela Bahira descendit de sa cellule après avoir déjà donné des ordres pour la nourriture. Quand tout fut prêt, il alla vers la troupe en disant: - Je vous ai préparé de la nourriture, ô gens de la tribu des Quraysh et j'aimerais vous voir tous venir, petits et grands, esclaves et libres. L'un d'eux lui dit : - Par Dieu, Bahirà, qu'est-ce qui te passe par la tête, aujourd'hui? Tu ne nous as jamais traités de la sorte, et nous sommes pourtant passés bien des fois par ici. Qu'est-ce que tu as aujourd'hui? Bahira répondit :</text:p>
      <text:p text:style-name="Standard">- C'est vrai, mais vous êtes des hôtes et il m'a plu de vous honorer et de vous préparer de la nourriture pour que puissiez manger. Ils se rassemblèrent auprès de lui; toutefois en raison de son jeune age le Messager d'Allah n'était pas parmi eux. Il était resté en arrière auprès des marchandises <text:soft-page-break/>sous l'arbre. Lorsque Bahira parcourut des yeux la troupe, il ne vit pas le signe qui lui était familier et qu'il avait découvert dans son livre, aussi dit-il: - Ô tribu des Quraysh, qu'aucun de vous ne se tienne à l'écart de ma nourriture. Ils dirent : - Ô Bahira, aucun d'entre nous ne se tient à l'écart, à l'exception d'un garçon, le plus jeune de notre troupe. Il est resté avec les marchandises. Ce n'est pas bien, dit-il, appelez-le et qu'il se joigne au repas. Alors un Quraysh dit : - Par al-Lat et al-'Uzza, il est inadmissible que le fils d' Abdallah ibn Abd al-Mutthalib ne soit pas avec nous et ne participe pas au repas. Il alla vers lui, l'embrassa et l'amena auprès des autres. Quand Bahira le vit, il commença à le considérer avec attention et à observer des traits de son corps qu'il avait déjà reconnus. Quand la troupe eut fini de manger et se fut dispersée, Bahira se leva et allant vers lui, lui dit : - Jeune homme, je t'adjure par al-Lat et par al-'Uzza de répondre à mes questions. Bahira ne lui parla ainsi que parce qu'il avait entendu son peuple jurer par ces deux noms[04] . On dit que le messager de Dieu lui dit: -Ne me pose pas de questions par al-Lat et par al-'Uzza, car par Dieu il n'est rien que je déteste plus que ces deux-là. Bahira reprit: - Alors, au nom de Dieu, réponds à ce que je te demande. - Demande-moi ce que bon te semblera. Alors Bahira commença à l'interroger sur certains détails de son sommeil, sur son apparence extérieure et ses affaires. Le messager d'Allah se mit à lui répondre, et ce qu'il dit concordait avec la description dans le (livre) de Bahira. Bahira porta les yeux sur son dos et vit le sceau de la prophétie entre ses épaules, à la place où il était dit qu'il devait se trouver dans son (livre).(... ) C'était comme l'empreinte d'une ventouse. Ibn lshaq poursuit: Quand il eut fini, il alla vers son oncle Abu Talib et dit : - Ce jeune homme est-il ton parent? - C'est mon fils. » Bahira reprit : -  Ce n'est pas ton fils. Le père de ce jeune homme ne peut plus être en vie -  A dire vrai, c'est le fils de mon frère. -  Que faisait son père ? -  Il est mort durant la grossesse de sa femme. -  C'est exact, retourne dans ton pays avec ton neveu et prends soin de lui contre les Juifs; car par Dieu, s'ils le voient et savent ce que je sais à son sujet, ils lui voudront du mal. Une grande surprise attend ton neveu. Retourne vite avec lui dans votre pays. Abu Talib repartit sans tarder avec lui, et sitôt ses affaires avec la Syrie terminées, ils furent bientôt de retour à La Mecque.</text:p>
      <text:p text:style-name="Standard"/>
      <text:p text:style-name="Standard"/>
      <text:p text:style-name="Standard"/>
      <text:p text:style-name="Standard">VOIR PAR LE SCEAU DE LA PROPHETIE ?</text:p>
      <text:p text:style-name="Standard"/>
      <text:p text:style-name="Standard"/>
      <text:p text:style-name="Standard">Une « caméra neuroinformatique » ?</text:p>
      <text:p text:style-name="Standard"/>
      <text:p text:style-name="Standard">D'après 'Abû Hurayra (qu'Allah soit satisfait de lui), l'Envoyé d'Allah (pbAsl) nous a dirigés un jour dans la prière. Après l'avoir terminée, il dit à l'un des fidèles: "N'améliores-tu pas ta prière?! Le fidèle n'observe-t-il pas la façon dont il accomplit sa prière? C'est pour son bien qu'il prie. Par Dieu! Certes je vous vois par derrière mon dos comme je vous vois d'en face".  (Muslim) </text:p>
      <text:p text:style-name="Standard"/>
      <text:p text:style-name="Standard">D'après 'Anas (qu'Allah soit satisfait de lui), l'Envoyé d'Allah (pbAsl) a dit: "Complétez les rangs, car je vous vois par derrière mon dos". </text:p>
      <text:p text:style-name="Standard"/>
      <text:p text:style-name="Standard">D'après   'Anas ibn Mâlik (qu'Allah soit satisfait de lui), le Prophète (pbAsl) a dit: "Parachevez vos inclinations et vos prosternations. Par Dieu! Je vous vois par derrière moi - ou peut-être, suivant une variante: (Par derrière mon dos) -, chaque fois que vous vous inclinez et que vous vous prosternez".</text:p>
      <text:p text:style-name="Standard"/>
      <text:p text:style-name="Standard"/>
      <text:p text:style-name="Standard">L'apparence du sceau de la prophétie a évolué de la simple trace vers celle de l'apparence comparée à celle d'un œuf de perdrix, ou d'un bouton de tapisserie.</text:p>
      <text:p text:style-name="Standard"/>
      <text:p text:style-name="Standard"><text:s/>voir derrière son dos à travers des vêtements ? </text:p>
      <text:p text:style-name="Standard"/>
      <text:p text:style-name="Standard"><text:soft-page-break/>Sahih Boukhari - CHAPITRE LXXXVIII. --- Du recueillement pendant la prière. 1. D'après Abou-Horaïra, l'Envoyé de Dieu a dit : "Pensez-vous que je n'aie la face tournée que du côté de ma qibla ? Par Dieu ! rien ne m'est caché de vos inclinaisons ou de votre recueillement, et certes, je vous vois par derrière mon dos." 2. Anas-ben-Mâlik rapporte que le Prophète a dit : "Accomplissez exactement les inclinaisons et les prosternations. Par Dieu ! certes, je vous vois par derrière moi --- ou peut-être, suivant une variante : "par derrière mon dos", --- chaque fois que vous vous inclinez et que vous vous prosternez."</text:p>
      <text:p text:style-name="Standard"/>
      <text:p text:style-name="Standard"/>
      <text:p text:style-name="Standard"/>
      <text:p text:style-name="Standard"/>
      <text:p text:style-name="Standard"/>
      <text:p text:style-name="Standard"/>
      <text:p text:style-name="Standard">RECEPTION DU CORAN PAR LE SCEAU DE LA PROPHETIE ? </text:p>
      <text:p text:style-name="Standard"/>
      <text:p text:style-name="Standard"/>
      <text:p text:style-name="Standard">Le premier transfert du Coran :</text:p>
      <text:p text:style-name="Standard"/>
      <text:p text:style-name="Standard"/>
      <text:p text:style-name="Standard">La cognitique, c'est la science du traitement automatique de la connaissance, elle est également parfois présentée comme « la science du cerveau humain dans les technologies du futur, notamment numériques ».</text:p>
      <text:p text:style-name="Standard"/>
      <text:p text:style-name="Standard"/>
      <text:p text:style-name="Standard">Sourate 42 Ach-Choûrâ - [51] Il n'a pas été donné à un mortel qu'Allah lui parle autrement que par révélation ou de derrière un voile, ou qu'Il (Lui) envoie un messager (Ange) qui révèle, par Sa permission, ce qu'Il (Allah) veut. Il est Sublime et Sage. - [52] Et c'est ainsi que Nous t'avons révélé un esprit (le Coran) provenant de Notre ordre. Tu n'avais aucune connaissance du Livre ni de la foi; mais Nous en avons fait une lumière par laquelle Nous guidons qui Nous voulons parmi Nos serviteurs. Et en vérité tu guides vers un chemin droit, ..ou qu'Il envoie un messager (Ange) qui révèle, par Sa permission, ce qu'Il (Allah) veut…</text:p>
      <text:p text:style-name="Standard"/>
      <text:p text:style-name="Standard"/>
      <text:p text:style-name="Standard">Sourate 75 : AL-QIYAMAH (LA RESURRECTION) - 40 versets - Pré-Hégire - Au nom d’Allah, le Tout Miséricordieux, le Très Miséricordieux. - 1. Non ! ... Je jure par le jour de la Résurrection ! - 2. Mais non ! , Je jure par l'âme qui ne cesse de se blâmer. . - 3. L'homme, pense-t-il que Nous ne réunirons jamais ses os ? - 4. Mais si ! Nous sommes Capable de remettre à leur place les extrémités de ses doigts. . - 5. L'homme voudrait plutôt continuer à vivre en libertin. - 6. Il interroge : “A quand, le Jour de la Résurrection ? ” - 7. Lorsque la vue sera éblouie, - 8. et que la lune s'éclipsera, - 9. et que le soleil et la lune seront réunis, - 10. l'homme, ce jour-là, dira : “Où fuir ? ” - 11. Non ! Point de refuge ! - 12. Vers ton Seigneur sera, ce jour-là, le retour. - 13. L'homme sera informé ce jour-là de ce qu'il aura avancé et de ce qu'il aura remis à plus tard. - 14. Mais l'homme sera un témoin perspicace contre lui-même, - 15. quand même il présenterait ses excuses.</text:p>
      <text:p text:style-name="Standard"/>
      <text:p text:style-name="Standard"/>
      <text:p text:style-name="Standard">16. Ne remue pas ta langue pour hâter sa récitation : 17. Son rassemblement (dans ton cœur et sa fixation dans ta mémoire) Nous incombent, ainsi que la façon de le réciter. . 18. Quand donc Nous le récitons , suis sa récitation. 19. A Nous, ensuite incombera son explication.</text:p>
      <text:p text:style-name="Standard"/>
      <text:p text:style-name="Standard"/>
      <text:p text:style-name="Standard">20. Mais vous aimez plutôt [la vie] éphémère, - 21. et vous délaissez l'au-delà. - 22. Ce jour-là, il y aura des visages resplendissants - 23. qui regarderont leur Seigneur; - 24. et il y aura ce jour-là, des <text:soft-page-break/>visages assombris, - 25. qui s'attendent à subir une catastrophe. - 26. Mais non ! Quand [l'âme] en arrive aux clavicules - 27. et qu'on dit : “Qui est exorciseur ? ” - 28. et qu'il [l'agonisant] est convaincu que c'est la séparation (la mort), - 29. et que la jambe s'enlace à la jambe, - 30. c'est vers ton Seigneur, ce jour-là que tu seras conduit. - 31. Mais il n'a ni cru, ni fait la Salat; - 32. par contre, il a démenti et tourné le dos, - 33. puis il s'en est allé vers sa famille, marchant avec orgueil. - 34. “Malheur à toi, malheur ! ” - 35. Et encore malheur à toi, malheur ! - 36. L'homme pense-t-il qu'on le laissera sans obligation à observer ?  - 37. N'était-il pas une goutte de sperme éjaculé ? - 38. Et ensuite une adhérence Puis [Allah] l'a créée et formée harmonieusement; - 39. puis en a fait alors les deux éléments de couple : le mâle et la femelle ? - 40. Celui-là (Allah) n'est-Il pas capable de faire revivre les morts ?</text:p>
      <text:p text:style-name="Standard"/>
      <text:p text:style-name="Standard"/>
      <text:p text:style-name="Standard">Tafsir ibn kathir traduction Harkat Abdou, édition Dar al-Kotob al-Ilmiyah Berut-Liban. Volume 4/4 page 1514, 1515,  verset 16 à 19 de la sourate La Résurrection : Là, c’est un enseignement que Dieu prodigue à Son Envoyé (ç) : Il lui montre comment recevoir le Coran de la part de l’ange Gabriel (s). Avant, l’envoyé (ç) faisait vite d’apprendre le Coran : alors, il a reçu l’ordre d’écouter, tandis qu’il revient à Dieu le soin de réunir le Coran dans sa poitrine, de le lui éclaircir. Dans la première situation, c’est la réunion du Coran dans la poitrine de  l’envoyé (ç) ; dans la seconde, c’est sa récitation ; dans la troisième, c’est son explication toujours pour l’Envoyé (ç). Le v. - N’agite pas ta langue pour le hâter – est synonyme de : - Ne prétends hâter le Coran, avant que la révélation ne s’en décrète en toi. Le v.  - à Nous de l’assembler et d’en fixer la lecture : - à Nous de le réunir dans ta poitrine et de te le faire réciter.  Le v. – et quand Nous l’aurons lu, suis-en bien la lecture : quand l’ange te le récite de Notre part, récite-le comme il te le récite. Le v. – et c’est encore à Nous d’en assurer (les effets) d’expression - : après te l’avoir appris, Nous t’insufflons son explication. Ibn Abbas : L’Envoyé (ç) cherchait à apaiser la souffrance que lui causait la Révélation. Pour ce faire, il lui arrivait de remuer les lèvres. Dieu fit descendre – N’agite pas ta langue pour le hâter : à Nous de l’assembler et d’en fixer la lecture (autrement dit, expliqua Ibn Abbâs, c’est à Dieu qu’il incombe de rassembler le Coran dans ta poitrine, pour t’en faciliter la récitation), - et c’est encore à Nous d’en assurer (les effets) d’expression – (c.à-d. c’est à Nous ensuite de te le faire réciter). Tafsir ibnkathir trad. Harkat Abdou, éd. DaralKotob alIlmiyah BerutLiban Vol. 4/4 page 1514,1515, V.16à19 S. La Résurrection: Là, c’est un enseignement que Dieu prodigue à Son Envoyé (ç) : Il lui montre comment recevoir le Coran de la part de l’ange Gabriel (s).   IbnAbbas: L’Envoyé (ç) cherchait à apaiser la soufrance que lui causait la Révélation. Pour ce faire, il lui arrivait de remuer les lèvres. Dieu fit descendre – N’agite pas ta langue pour le hâter : à Nous de l’assembler et d’en fixer la lecture.  Tafsir ibnkathir trad. Harkat Abdou, éd. DaralKotob alIlmiyah BerutLiban Vol. 4/4 page 1514,1515, V.16à19 S.</text:p>
      <text:p text:style-name="Standard"/>
      <text:p text:style-name="Standard"/>
      <text:p text:style-name="Standard"/>
      <text:p text:style-name="Standard">d-Les modes de transfert du Coran</text:p>
      <text:p text:style-name="Standard"/>
      <text:p text:style-name="Standard"/>
      <text:p text:style-name="Standard">Sourate 42 Ach-Choûrâ - [51] Il n'a pas été donné à un mortel qu'Allah lui parle autrement que par révélation ou de derrière un voile, ou qu'Il (Lui) envoie un messager (Ange) qui révèle, par Sa permission, ce qu'Il (Allah) veut. Il est Sublime et Sage.  - [52] Et c'est ainsi que Nous t'avons révélé un esprit (le Coran) provenant de Notre ordre. Tu n'avais aucune connaissance du Livre ni de la foi; mais Nous en avons fait une lumière par laquelle Nous guidons qui Nous voulons parmi Nos serviteurs. Et en vérité tu guides vers un chemin droit</text:p>
      <text:p text:style-name="Standard"/>
      <text:p text:style-name="Standard"/>
      <text:p text:style-name="Standard">-Nuit et Jour</text:p>
      <text:p text:style-name="Standard"/>
      <text:p text:style-name="Standard"><text:soft-page-break/>S73- Au nom d’Allah, le Tout Miséricordieux, le Très Miséricordieux. - 1. ô ! , toi , l'enveloppé [dans tes vêtements] ! - 2. Lève-toi [pour prier], toute la nuit, excepté une petite partie; - 3. Sa moitié, ou un peu moins; - 4. ou un peu plus. Et récite le Coran, lentement et clairement. </text:p>
      <text:p text:style-name="Standard"/>
      <text:p text:style-name="Standard">- 5. Nous allons te révéler des paroles lourdes (très importantes). 5. Ibn-'Abbâs rapporte que nul n'était généreux à l'égal de l'Envoyé de Dieu, et que cette générosité se manifestait surtout durant le mois de Ramadân, à la suite de ses entrevues avec Gabriel qui venait chaque nuit lui enseigner le Coran. A ce moment-là l'Envoyé de Dieu était plus généreux que le vent envoyé par Dieu. (c'est-à-dire les vents qui amènent la pluie) (source : TITRE PREMIER DE LA REVELATION A SON DEBUT. - CHAPITRE PREMIER. - De quelle façon se manifesta la révélation chez l'Envoyé de Dieu. - SAHIH BUKHARI</text:p>
      <text:p text:style-name="Standard"/>
      <text:p text:style-name="Standard"/>
      <text:p text:style-name="Standard">​-A distance</text:p>
      <text:p text:style-name="Standard"/>
      <text:p text:style-name="Standard"><text:s/>22 :15. Celui qui pense qu'Allah ne le secourra pas dans l'ici-bas et dans l'au-delà, qu'il tende une corde jusqu'au ciel, puis qu'il la coupe, et qu'il voie si sa ruse va faire disparaître ce qui l’enrage. 22 :16. C'est ainsi que Nous le fîmes descendre (le Coran) en versets clairs et qu'Allah guide qui Il veut.</text:p>
      <text:p text:style-name="Standard"/>
      <text:p text:style-name="Standard"/>
      <text:p text:style-name="Standard">2. D'après 'Aïcha, la mère des Croyants, El-Harits-ben-Hichâm ayant dit au Prophète : "Envoyé de Dieu, comment te vient la Révélation ?", celui-ci répondit : "A certains moments, elle m'arrive pareille au tintement d'une clochette, et c'est pour moi la plus pénible. Puis la Révélation s'interrompt, et alors seulement je saisis ce que l'ange m'a transmis. D'autres fois, l'ange se montre à moi sous une forme humaine, il me parle et je retiens ce qu'il m'a dit." -  TITRE PREMIER DE LA REVELATION A SON DEBUT. - CHAPITRE PREMIER. - De quelle façon se manifesta la révélation chez l'Envoyé de Dieu. - SAHIH BUKHARI</text:p>
      <text:p text:style-name="Standard"/>
      <text:p text:style-name="Standard"/>
      <text:p text:style-name="Standard"/>
      <text:p text:style-name="Standard"/>
      <text:p text:style-name="Standard">'Aïcha ajoute : " Certains jours que le froid était très vif, je vis le Prophète recevoir la Révélation ; au moment où elle cessait, le front du Prophète ruisselait de sueur." -  TITRE PREMIER DE LA REVELATION A SON DEBUT. - CHAPITRE PREMIER. - De quelle façon se manifesta la révélation chez l'Envoyé de Dieu. - SAHIH BUKHARI</text:p>
      <text:p text:style-name="Standard"/>
      <text:p text:style-name="Standard"/>
      <text:p text:style-name="Standard">Djâbir-ben-'Abdellah-El-Ansari rapporte la tradition suivante : "Tandis que je marchais, dit le Prophète, j'entendis une voix qui venait du ciel. Levant alors les yeux, j'aperçus l'ange qui était venu me trouver à Hirâ ; il était assis sur un trône entre le ciel et la terre. Effrayé à cette vue, je rentrai chez moi en criant : "Enveloppez-moi ! enveloppez-moi !" Alors Dieu me révéla ces versets : "Ô toi qui es enveloppé, lève-toi et menace du châtiment" (sourate LXXIV, versets 1 et 2), et continua jusqu'à ces mots : "Et l'idolâtrie, fuis-là" (sourate LXXIV, verset 5). Après cela la Révélation reprit avec ardeur et continua sans interruption." (Extrait du sahih Bukhari).</text:p>
      <text:p text:style-name="Standard"/>
      <text:p text:style-name="Standard"/>
      <text:p text:style-name="Standard">4. Suivant Sa'îd-ben-Djobair, voici comment Ibn-'Abbâs commentait le verset du Coran : "N'agite pas ta langue afin de hâter ainsi la Révélation" (sourate LXXV, verset 16). "L'Envoyé de Dieu essayait de calmer la souffrance que lui inspirait la Révélation, et c'est dans ce but qu'il remuait les lèvres." Ce disant, Ibn-'Abbas remuait les lèvres et ajoutait : "Regarde, je les remue de la même façon que le faisait l'Envoyé de Dieu." A son tour Sa'îd rapportant cette tradition, remuait les lèvres <text:soft-page-break/>et disait : "Je les remue comme je l'ai vu faire à Ibn-'Abbâs." Ce fut dans ces circonstances que Dieu fit descendre ce verset :</text:p>
      <text:p text:style-name="Standard"/>
      <text:p text:style-name="Standard"/>
      <text:p text:style-name="Standard">"N'agite pas ta langue afin de hâter ainsi la Révélation. --- C'est à nous qu'incombe l'assemblage de ces textes et leur récitation" (sourate LXXV, verset 16 et 17). Ibn-'Abbâs expliquait ces derniers mots en disant : "Dieu les assemblera dans ta poitrine et tu les réciteras ensuite." Dans le verset : "Lorsque nous le réciterons, suis sa récitation" (sourate LXXV, verset 16), Ibn-'Abbâs expliquait les derniers mots par : "Ecoute la récitation et tais-toi." Enfin ce verset : "Ensuite ce sera à nous de le rendre explicite" (sourate LXXV, verset 19), doit s'entendre, selon Ibn-'Abbâs : "Ensuite ce sera à nous de te le faire réciter". Après cette Révélation, chaque fois que Gabriel venait trouver l'Envoyé de Dieu, celui-ci l'écoutait, puis dès que Gabriel était parti, il récitait le Coran exactement comme l'ange</text:p>
      <text:p text:style-name="Standard"/>
      <text:p text:style-name="Standard"/>
      <text:p text:style-name="Standard">l'avait récité. -  TITRE PREMIER DE LA REVELATION A SON DEBUT. - CHAPITRE PREMIER. - De quelle façon se manifesta la révélation chez l'Envoyé de Dieu. - SAHIH BUKHARI</text:p>
      <text:p text:style-name="Standard"/>
      <text:p text:style-name="Standard"/>
      <text:p text:style-name="Standard"/>
      <text:p text:style-name="Standard">-En face à face</text:p>
      <text:p text:style-name="Standard"/>
      <text:p text:style-name="Standard">D'après 'Aïcha, la mère des Croyants, El-Harits-ben-Hichâm ayant dit au Prophète : "Envoyé de Dieu, comment te vient la Révélation ?", celui-ci répondit : "A certains moments, elle m'arrive pareille au tintement d'une clochette, et c'est pour moi la plus pénible. Puis la Révélation s'interrompt, et alors seulement je saisis ce que l'ange m'a transmis. D'autres fois, l'ange se montre à moi sous une forme humaine, il me parle et je retiens ce qu'il m'a dit." -  TITRE PREMIER DE LA REVELATION A SON DEBUT. - CHAPITRE PREMIER. - De quelle façon se manifesta la révélation chez l'Envoyé de Dieu. - SAHIH BUKHARI</text:p>
      <text:list xml:id="list3388526174301301675" text:style-name="L1">
        <text:list-header>
          <text:p text:style-name="P1"/>
        </text:list-header>
      </text:list>
      <text:p text:style-name="Standard">`A'icha, l'épouse du Prophète, (qu'Allah soit satisfait d'elle) a dit: La Révélation se présenta d'abord au Prophète (pbAsl) sous forme de visions pieuses qu'il voyait pendant son sommeil. Toutes lui parurent avec une très vive clarté. Puis, (...)Cela dura jusqu'à ce que la Vérité lui fut enfin révélée dans la caverne de Hirâ'. L'archange y vint alors lui dire: "Lis!". - "Je ne suis point de ceux qui lisent", répondit-il. Le Prophète raconta cet événement en ces termes: L'archange me saisit aussitôt, me pressa contre lui au point de me faire perdre toute force, puis me lâcha enfin en répétant: "Lis!". - "Je ne suis point de ceux qui lisent", répliquai-je encore. Cette scène se répéta à deux autres reprises. A la troisième fois, l'archange me dit:  Lis, au nom de ton Seigneur qui a créé, qui a créé l'homme d'une adhérence. (...) Extraits d’un hadith du sahih Muslim.</text:p>
      <text:p text:style-name="Standard"/>
      <text:p text:style-name="Standard">`Umar ibn Al-Khattâb (qu'Allah soit satisfait de lui) a dit: J'ai entendu Hichâm ibn Hakîm ibn Hizâm réciter la sourate Al-Furqân autrement que je ne la récitais. Or l'Envoyé d'Allah (pbAsl) me l'avait fait réciter par lui-même. Je fus sur le point de l'interrompre, mais je le laissai terminer et alors, l'enroulant dans son vêtement, je le traînai jusqu'à l'Envoyé d'Allah (pbAsl) et dis à ce dernier: "Je viens d'entendre cet homme réciter la sourate "Al-Furqân" autrement que tu ne me l'as fait réciter toi-même". - "Lâche-le", me dit le Prophète (pbAsl). Puis s'adressant à Hichâm, il l'ordonna de réciter. Quand celui-ci récita de la même manière que je vins d'entendre, le Prophète (pbAsl) dit: "C'est ainsi que cette sourate fut révélée". S'adressant alors à moi, il m'ordonna de réciter. Quand je récitai, il dit: "C'est bien ainsi que cette sourate fut révélée; le Coran fut révélé avec sept prononciations différentes, récitez-le de la façon qui vous est la plus facile". </text:p>
      <text:p text:style-name="Standard"/>
      <text:p text:style-name="Standard"><text:soft-page-break/>Sahîh de Muslim - D'après Ibn `Abbâs (qu'Allah soit satisfait de lui), l'Envoyé d'Allah (pbAsl) a dit: "Gabriel me fit réciter le Coran avec une certaine prononciation; mais je ne cessai de lui en demander encore davantage; jusqu'à ce qu'il me le fit réciter avec sept prononciations différentes". Hadith Sahîh Muslim: 1355 </text:p>
      <text:p text:style-name="Standard"/>
      <text:p text:style-name="Standard"/>
      <text:p text:style-name="Standard"/>
      <text:p text:style-name="Standard"/>
      <text:p text:style-name="Standard"/>
      <text:p text:style-name="Standard"/>
      <text:p text:style-name="Standard"/>
      <text:p text:style-name="Standard"/>
      <text:p text:style-name="Standard">Sourate 69 : AL-HAQQAH (CELLE QUI MONTRE LA VERITÉ) - 52 versets - Pré-Hégire - Au nom d’Allah, le Tout Miséricordieux, le Très Miséricordieux. - 38. Mais non... Je jure par ce que vous voyez, - 39. ainsi que par ce que vous ne voyez pas, - 40. que ceci [le Coran] est la parole d'un noble Messager , - 41. et que ce n'est pas la parole d'un poète; mais vous ne croyez que très peu, - 42. ni la parole d'un devin, mais vous vous rappelez bien peu. - 43. C'est une révélation du Seigneur de l'Univers. - 44. Et s'il avait forgé quelques paroles qu'ils Nous avait attribuées, - 45. Nous l'aurions saisi de la main droite, - 46. ensuite, Nous lui aurions tranché l'aorte. - 47. Et nul d'entre vous n'aurait pu lui servir de rempart. - 48. C'est en vérité un rappel pour les pieux. </text:p>
      <text:p text:style-name="Standard"/>
      <text:p text:style-name="Standard">Sourate 81 : AT-TAKWIR (L'OBSCURCISSEMENT) - 29 versets - Pré-Hégire  - 19. Ceci [le Coran] est la parole d'un noble Messager,  - 20. doué d'une grande force, et ayant un rang élevé auprès du Maître du Trône,  - 21. obéi, là-haut, et digne de confiance.</text:p>
      <text:p text:style-name="Standard"/>
      <text:p text:style-name="Standard"/>
      <text:p text:style-name="Standard">D'après Ibn `Abbâs (qu'Allah soit satisfait de lui) ce verset coranique: Ne remue pas ta langue...  fut révélé parce que l'Envoyé d'Allah (pbAsl), quand Gabriel lui apportait la Révélation, par crainte d'oublier, s'efforçait de répéter (ce que lui révèle l'archange) en remuant sa langue et ses lèvres. Alors Allah lui révéla ces versets: Ne remue pas ta langue pour hâter sa récitation: puis  Son rassemblement dans ton cœur et sa fixation (dans ta mémoire) Nous incombent, ainsi que la façon de le réciter.  -C'est-à-dire qu'il incombe à Allah de rassembler le Coran dans le cœur du Prophète et de le lui faire réciter-. Quant à ce verset: Quand donc Nous le récitons, suis sa récitation,  il y s'agit d'exhorter le Prophète à prêter une oreille attentive aux versets révélés. Et dans ce verset: A nous ensuite incombera son explication  montre que l'explication du Coran sera également révélée au prophète. Depuis ce temps, chaque fois que Gabriel venait trouver l'Envoyé d'Allah, celui-ci l'écoutait attentivement, puis après son départ, il put réciter le Coran exactement comme Allah le lui avait promis. Numéro du Hadith dans le Sahîh de Muslim</text:p>
      <text:p text:style-name="Standard"/>
      <text:p text:style-name="Standard"/>
      <text:p text:style-name="Standard">Extrait du livre de Farid Gabteni intitulé Le Soleil se lève à l'Occident - Science pour l'Heure : En comparant l’exemplaire du Qoran qu’il vient de ramener de son séjour au Maghreb, avec celui que son grand-père a rapporté du Grand Pèlerinage à La Mecque, Karim est traversé par une sueur froide : il constate des différences dans le découpage des sourates en versets. Le jeune garçon est furieux : il a dû acheter son Qoran à des gens peu scrupuleux, pense-t-il. Et peut-être y a-t-il d’autres erreurs, comment savoir ? Bien décidé à ne pas en rester là, le jeune homme s’empresse d’aller prendre conseil auprès de son grand-père. Paradoxalement, c’est avec une tendresse amusée que celui-ci écoute son petit-fils lui exposer son mécontentement. En effet, il n’y a rien d’extraordinaire dans ce qu’il entend de la bouche du jeune Karim, car il existe bien ce qui est appelé plusieurs lectures (قراءات) du même Qoran.  La différence entre les lectures tient avant tout à la psalmodie, la manière de lire, de prononcer, comme par exemple la forme conjuguée "ils croient", qui peut aussi bien se prononcer, en arabe, you‘minoûn (يؤمنون) que yoûminoûn (يومنون). C’est <text:soft-page-break/>d’ailleurs pour cela que l’on parle de "lecture". Mais il existe aussi et surtout des différences dans le découpage des sourates (chapitres) en versets, autrement dit dans la "dimension" des versets. Celles-ci sont en fait une conséquence directe des modalités de psalmodie (ترتيل).</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es deux recueillants : 50 :15. Quoi ? Avons-Nous été fatigué par la première création ? Mais ils sont dans la confusion [au sujet] <text:s/>d'une création nouvelle. 16. Nous avons effectivement créé l'homme et Nous savons ce que son âme (son cerveau ?) lui suggère et Nous sommes plus près de lui que sa veine jugulaire (car l'ame n'est pas dans le flux sanguin ?) 17. quand les deux recueillants (le cerveau), assis à droite (hemisphere droit ?) et à gauche (hemisphere gauche ?), recueillent . 18. Il ne prononce pas une parole sans avoir auprès de lui un observateur prêt à l'inscrire (رَقِ‍‍‍ي‍‍بٌ عَتِيدٌ) (une memoire comme celle que met en évidence certaines synesthésie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0S</meta:editing-duration>
    <meta:editing-cycles>103</meta:editing-cycles>
    <meta:generator>OpenOffice/4.1.7$Win32 OpenOffice.org_project/417m1$Build-9800</meta:generator>
    <dc:date>2020-04-05T14:13:13.90</dc:date>
    <dc:creator>Hamid KEZZAL</dc:creator>
    <meta:document-statistic meta:table-count="0" meta:image-count="0" meta:object-count="0" meta:page-count="10" meta:paragraph-count="56" meta:word-count="5938" meta:character-count="34228"/>
    <meta:user-defined meta:name="Info 1"/>
    <meta:user-defined meta:name="Info 2"/>
    <meta:user-defined meta:name="Info 3"/>
    <meta:user-defined meta:name="Info 4"/>
  </office:meta>
</office:document-meta>
</file>